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3.6cm" fo:margin-right="0cm" text:enable-numbering="true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8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Information Trust</text:p>
          </draw:text-box>
        </draw:frame>
        <draw:frame draw:name="Object 2" draw:style-name="gr1" draw:layer="layout" svg:width="25.592cm" svg:height="13.967cm" svg:x="1.4cm" svg:y="4.914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urrent Status</text:p>
          </draw:text-box>
        </draw:frame>
        <draw:frame presentation:style-name="pr4" draw:text-style-name="P6" draw:layer="layout" svg:width="25.199cm" svg:height="14.253cm" svg:x="1.4cm" svg:y="4.914cm" presentation:class="outline" presentation:user-transformed="true">
          <draw:text-box>
            <text:list text:style-name="L2">
              <text:list-item>
                <text:p text:style-name="P3">“Gene Wiki” integration</text:p>
              </text:list-item>
            </text:list>
            <text:list text:style-name="L2">
              <text:list-item>
                <text:list>
                  <text:list-item>
                    <text:p text:style-name="P4">Framework for downloading revision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n-demand coloring of 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esigned to be called by Wikipedia exten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odifies UI for logged in user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Firefox extension</text:p>
              </text:list-item>
            </text:list>
            <text:list text:style-name="L2">
              <text:list-item>
                <text:list>
                  <text:list-item>
                    <text:p text:style-name="P4">Alternative way to modify Wikipedia si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odifies UI for users who install extension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n show more experimental inf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cent Updates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3">Wikimedia Foundation</text:p>
              </text:list-item>
            </text:list>
            <text:list text:style-name="L2">
              <text:list-item>
                <text:list>
                  <text:list-item>
                    <text:p text:style-name="P4">Planned trials to include WikiTrust in Wikiped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oundation support for Wikipedia integration</text:p>
                  </text:list-item>
                </text:list>
              </text:list-item>
            </text:list>
            <text:list text:style-name="L2">
              <text:list-item>
                <text:p text:style-name="P3">Students</text:p>
              </text:list-item>
            </text:list>
            <text:list text:style-name="L2">
              <text:list-item>
                <text:list>
                  <text:list-item>
                    <text:p text:style-name="P4">Ian Pye is on leave for Spring; he will be back in Summer full-tim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ne more student (Anjan Goswami) is joining the group in September 200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Future Work</text:p>
          </draw:text-box>
        </draw:frame>
        <draw:frame presentation:style-name="pr5" draw:text-style-name="P7" draw:layer="layout" svg:width="25.199cm" svg:height="14.501cm" svg:x="1.471cm" svg:y="4.47cm" presentation:class="outline" presentation:user-transformed="true">
          <draw:text-box>
            <text:list text:style-name="L2">
              <text:list-item>
                <text:p text:style-name="P3"><text:span text:style-name="T1">Wiki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election of high quality inform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ategory reputation?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Theory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Theory of robust reputation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Reputation as a learning problem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Practic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integration with Wikipedia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Beyond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Twitter? <text:s/>Forum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B. Adler</meta:initial-creator>
    <meta:creation-date>2009-04-12T11:31:34</meta:creation-date>
    <dc:creator>B. Adler</dc:creator>
    <dc:date>2009-04-13T15:17:32</dc:date>
    <dc:language>en-US</dc:language>
    <meta:editing-cycles>7</meta:editing-cycles>
    <meta:editing-duration>PT6H27M19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2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2402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Developing algorithmic notions of trust to improve Internet-scale collaboration.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Collaborative Team:</text:p>
          </table:table-cell>
          <table:table-cell table:style-name="ce3" office:value-type="string">
            <text:p>Bo Adler, Ian Pye, Luca de Alfaro, Shelly Spearing, Jorge Roman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Recent Accomplishmens:</text:p>
          </table:table-cell>
          <table:table-cell table:style-name="ce3" office:value-type="string">
            <text:p>Working framework for real-time coloring.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Developed Firefox extension for integrating work into Wikipedia site.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Faculty:</text:p>
          </table:table-cell>
          <table:table-cell table:style-name="ce3" office:value-type="string">
            <text:p>Luca de Alfaro, Associate Professor, UCSC.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Students:</text:p>
          </table:table-cell>
          <table:table-cell table:style-name="ce3" office:value-type="string">
            <text:p>Bo Adler, Ian Pye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Universities:</text:p>
          </table:table-cell>
          <table:table-cell table:style-name="ce3" office:value-type="string">
            <text:p>UC Santa Cruz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LANL Staff:</text:p>
          </table:table-cell>
          <table:table-cell table:style-name="ce3" office:value-type="string">
            <text:p>Shelly Spearing, Jorge Roman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LANL Organizations:</text:p>
          </table:table-cell>
          <table:table-cell table:style-name="ce3" office:value-type="string">
            <text:p>ISSDM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Peer-reviewed papers:</text:p>
          </table:table-cell>
          <table:table-cell table:style-name="ce3" office:value-type="string">
            <text:p>Adler, de Alfaro. “A Content-Driven Reputation System for the Wikipedia.” <text:s/>In WWW07.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Adler, Chatterjee, de Alfaro, Faella,Pye, Raman,. “Assigning Trust to Wikipedia Content.” <text:s/>In Wikisym 2008.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Adler, de Alfaro, Pye, Raman. <text:s/>“Measuring Author Contributions to the Wikipedia.” <text:s/>In Wikisym 2008.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Chatterjee, de Alfaro, Pye. <text:s/>“Robust Content-Driven Reputation.” <text:s/>In Proceedings of AISec 08.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Presentations:</text:p>
          </table:table-cell>
          <table:table-cell table:style-name="ce3" office:value-type="string">
            <text:p>presentation, Wikimania 2007. <text:s/>“Content Driven Reputation”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poster, Wikisym 2007. <text:s/>“Content Driven Reputation”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poster, UCSC Graduate Symposium 2008. <text:s/>“Content Driven Reputation”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poster, Wikisym 2008. <text:s/>“Architecture of Reputation Analysis.”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presentation, UCSC 2009. <text:s/>“Content Driven Reputation”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In Progress:</text:p>
          </table:table-cell>
          <table:table-cell table:style-name="ce3" office:value-type="string">
            <text:p>workshop, Wikimania 2009. <text:s/>“Reputation and Contributions.”</text:p>
          </table:table-cell>
          <table:table-cell table:style-name="ce3" table:number-columns-repeated="2"/>
        </table:table-row>
        <table:table-row table:style-name="ro3" table:number-rows-repeated="65516">
          <table:table-cell table:number-columns-repeated="4"/>
        </table:table-row>
        <table:table-row table:style-name="ro3">
          <table:table-cell table:number-columns-repeated="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3">04/13/2009</text:date>, <text:time>15:1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